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old" svg:font-family="Bold"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1"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Verdana1" fo:font-size="10pt" style:font-name-asian="Bold" style:font-size-asian="10pt" style:font-name-complex="Bold" style:font-size-complex="10pt"/>
    </style:style>
    <style:style style:name="P2" style:family="paragraph" style:parent-style-name="Standard" style:list-style-name="">
      <style:paragraph-properties fo:text-align="start" style:justify-single-word="false" style:text-autospace="none"/>
      <style:text-properties fo:color="#000000" style:font-name="Verdana1" fo:font-size="10pt" fo:font-weight="bold" style:font-name-asian="Bold" style:font-size-asian="10pt" style:font-weight-asian="bold" style:font-name-complex="Bold" style:font-size-complex="10pt" style:font-weight-complex="bold"/>
    </style:style>
    <style:style style:name="P3" style:family="paragraph" style:parent-style-name="Standard" style:list-style-name="">
      <style:paragraph-properties fo:text-align="start" style:justify-single-word="false" style:text-autospace="none"/>
      <style:text-properties fo:color="#000000" style:font-name="Verdana1" fo:font-size="8pt" fo:font-weight="normal" style:font-name-asian="Bold" style:font-size-asian="8pt" style:font-weight-asian="normal" style:font-name-complex="Bold" style:font-size-complex="8pt" style:font-weight-complex="normal"/>
    </style:style>
    <style:style style:name="P4" style:family="paragraph" style:parent-style-name="Standard" style:list-style-name="">
      <style:paragraph-properties fo:text-align="start" style:justify-single-word="false" style:text-autospace="none"/>
      <style:text-properties fo:color="#9a0000" style:font-name="Verdana1" fo:font-size="10pt" fo:font-weight="bold" style:font-name-asian="Bold" style:font-size-asian="10pt" style:font-weight-asian="bold" style:font-name-complex="Bold" style:font-size-complex="10pt" style:font-weight-complex="bold"/>
    </style:style>
    <style:style style:name="P5" style:family="paragraph" style:parent-style-name="Standard" style:list-style-name="L2">
      <style:paragraph-properties fo:text-align="start" style:justify-single-word="false" style:text-autospace="none"/>
    </style:style>
    <style:style style:name="P6" style:family="paragraph" style:parent-style-name="Standard">
      <style:text-properties style:font-name="Verdana1" fo:font-size="10pt" style:font-size-asian="10pt" style:font-size-complex="10pt"/>
    </style:style>
    <style:style style:name="P7" style:family="paragraph" style:parent-style-name="Standard" style:list-style-name="">
      <style:paragraph-properties style:text-autospace="none"/>
      <style:text-properties style:font-name="Verdana1" fo:font-size="10pt" style:font-size-asian="10pt" style:font-size-complex="10pt"/>
    </style:style>
    <style:style style:name="P8" style:family="paragraph" style:parent-style-name="Standard" style:list-style-name="">
      <style:paragraph-properties fo:text-align="start" style:justify-single-word="false" fo:break-before="page" style:text-autospace="none"/>
      <style:text-properties fo:color="#000000" style:font-name="Verdana1" fo:font-size="10pt" fo:font-weight="bold" style:font-name-asian="Bold" style:font-size-asian="10pt" style:font-weight-asian="bold" style:font-name-complex="Bold" style:font-size-complex="10pt" style:font-weight-complex="bold"/>
    </style:style>
    <style:style style:name="P9" style:family="paragraph" style:parent-style-name="Standard" style:list-style-name="">
      <style:paragraph-properties fo:text-align="start" style:justify-single-word="false" fo:break-before="page" style:text-autospace="none"/>
      <style:text-properties fo:color="#000000" style:font-name="Verdana1" fo:font-size="8pt" fo:font-weight="normal" style:font-name-asian="Bold" style:font-size-asian="8pt" style:font-weight-asian="normal" style:font-name-complex="Bold" style:font-size-complex="8pt" style:font-weight-complex="normal"/>
    </style:style>
    <style:style style:name="P10" style:family="paragraph" style:parent-style-name="Header">
      <style:text-properties style:font-name="Verdana1" fo:font-size="8pt" style:font-size-asian="8pt" style:font-size-complex="8pt"/>
    </style:style>
    <style:style style:name="P11" style:family="paragraph" style:parent-style-name="Heading_20_1">
      <style:paragraph-properties fo:text-align="center" style:justify-single-word="false"/>
    </style:style>
    <style:style style:name="P12" style:family="paragraph" style:parent-style-name="Heading_20_2">
      <style:paragraph-properties fo:break-before="page"/>
    </style:style>
    <style:style style:name="P13" style:family="paragraph" style:parent-style-name="Text_20_body" style:list-style-name="L1">
      <style:paragraph-properties fo:margin-top="0in" fo:margin-bottom="0in"/>
      <style:text-properties style:font-name="Verdana1"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0pt" style:font-name-asian="Bold" style:font-size-asian="10pt" style:font-name-complex="Bold" style:font-size-complex="10pt"/>
    </style:style>
    <style:style style:name="T4" style:family="text">
      <style:text-properties fo:color="#000000" fo:font-size="10pt" fo:font-weight="bold" style:font-name-asian="Bold" style:font-size-asian="10pt" style:font-weight-asian="bold" style:font-name-complex="Bold" style:font-size-complex="10pt" style:font-weight-complex="bold"/>
    </style:style>
    <style:style style:name="T5" style:family="text">
      <style:text-properties fo:color="#000000" style:font-name="Bold" fo:font-size="10pt" style:font-name-asian="Bold" style:font-size-asian="10pt" style:font-name-complex="Bold" style:font-size-complex="10pt"/>
    </style:style>
    <style:style style:name="T6" style:family="text">
      <style:text-properties fo:color="#000000" style:font-name="Bold" fo:font-size="10pt" fo:font-weight="bold" style:font-name-asian="Bold" style:font-size-asian="10pt" style:font-weight-asian="bold" style:font-name-complex="Bold" style:font-size-complex="10pt" style:font-weight-complex="bold"/>
    </style:style>
    <style:style style:name="T7" style:family="text">
      <style:text-properties fo:color="#000000" fo:font-weight="bold" style:font-name-asian="Bold" style:font-weight-asian="bold" style:font-name-complex="Bold" style:font-weight-complex="bold"/>
    </style:style>
    <style:style style:name="T8" style:family="text">
      <style:text-properties fo:color="#000000" style:font-name-asian="Bold" style:font-name-complex="Bold"/>
    </style:style>
    <style:style style:name="T9" style:family="text">
      <style:text-properties fo:color="#000000" style:font-name="Verdana1" fo:font-size="10pt" style:font-name-asian="Bold" style:font-size-asian="10pt" style:font-name-complex="Bold" style:font-size-complex="10pt"/>
    </style:style>
    <style:style style:name="T10" style:family="text">
      <style:text-properties fo:color="#000000" style:font-name="Verdana1" fo:font-size="10pt" fo:font-weight="bold" style:font-name-asian="Bold" style:font-size-asian="10pt" style:font-weight-asian="bold" style:font-name-complex="Bold" style:font-size-complex="10pt" style:font-weight-complex="bold"/>
    </style:style>
    <style:style style:name="T11" style:family="text">
      <style:text-properties fo:font-size="10pt"/>
    </style:style>
    <style:style style:name="T12" style:family="text">
      <style:text-properties style:font-name-asian="Bold"/>
    </style:style>
    <style:style style:name="T13" style:family="text">
      <style:text-properties style:font-size-asian="10pt"/>
    </style:style>
    <style:style style:name="T14" style:family="text">
      <style:text-properties style:font-name-complex="Bold"/>
    </style:style>
    <style:style style:name="T15" style:family="text">
      <style:text-properties style:font-size-complex="10pt"/>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weight="normal" style:font-weight-asian="normal" style:font-weight-complex="normal"/>
    </style:style>
    <style:style style:name="T18" style:family="text">
      <style:text-properties style:font-name="Verdana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5408902" text:style-name="L1">
        <text:list-header>
          <text:p text:style-name="P13"/>
        </text:list-header>
      </text:list>
      <text:p text:style-name="P6"/>
      <text:p text:style-name="P6"/>
      <text:p text:style-name="P2"/>
      <text:p text:style-name="P9">Samuel Asher Rivello <text:s/>| <text:s/>Principle, RMC</text:p>
      <text:p text:style-name="P2"><text:a xlink:type="simple" xlink:href="mailto:sam@RivelloMultimediaConsulting"><text:span text:style-name="T16">sam@RivelloMultimediaConsulting</text:span></text:a></text:p>
      <text:p text:style-name="P3">Date: <text:date style:data-style-name="N37" text:date-value="2010-09-23T19:50:21" text:fixed="true">09/23/10</text:date> <text:s/>| <text:s/>Version: 1.0</text:p>
      <text:h text:style-name="P11" text:outline-level="1">Proposal For [Project]</text:h>
      <text:p text:style-name="P4"/>
      <text:p text:style-name="P4"/>
      <text:p text:style-name="P4"/>
      <text:p text:style-name="P4"/>
      <text:p text:style-name="P4"/>
      <text:h text:style-name="Heading_20_2" text:outline-level="2">Executive Summary</text:h>
      <text:p text:style-name="P1">Company X is creating a new application to help their clients better streamline their work</text:p>
      <text:p text:style-name="P1">flow and add additional value to their investment. Clients currently hire various, nonprofessional</text:p>
      <text:p text:style-name="P1">photographers, to photograph properties. This is done so various points of</text:p>
      <text:p text:style-name="P1">the property can be visually viewed over time for progress verification, quality control,</text:p>
      <text:p text:style-name="P1">and warranty enforcement evidence. The current process results in out of order &amp; misassigned</text:p>
      <text:p text:style-name="P1">image images, a lot of time spent organizing them, without an easy way to</text:p>
      <text:p text:style-name="P1">search &amp; view them. There often thousands to millions of images which further</text:p>
      <text:p text:style-name="P1">complicates matters.</text:p>
      <text:p text:style-name="P1">The Image Application application aims to solve these problems by providing a better</text:p>
      <text:p text:style-name="P1">upload &amp; organization work flow with a powerful, comprehensive search.</text:p>
      <text:h text:style-name="Heading_20_2" text:outline-level="2">Contents</text:h>
      <text:p text:style-name="P1">• Introduction</text:p>
      <text:p text:style-name="P1">• Current Client Process of Note</text:p>
      <text:p text:style-name="P1">• Current Process Problems</text:p>
      <text:p text:style-name="P1">• Current Perceived Process Solutions</text:p>
      <text:p text:style-name="P1">• Current Company X Suggested Solutions</text:p>
      <text:p text:style-name="P1">• Professional Suggestions on Moving Forward</text:p>
      <text:p text:style-name="P1">• User Experience, Design, and Usability Engineering</text:p>
      <text:p text:style-name="P1">• Development Product Management</text:p>
      <text:p text:style-name="P1">• Plans, Time, &amp; Cost</text:p>
      <text:p text:style-name="P1">◦ Option A</text:p>
      <text:p text:style-name="P1">◦ Option B</text:p>
      <text:p text:style-name="P1">◦ Option C</text:p>
      <text:p text:style-name="P1">◦ Option D</text:p>
      <text:h text:style-name="Heading_20_2" text:outline-level="2"/>
      <text:h text:style-name="P12" text:outline-level="2">Introduction</text:h>
      <text:p text:style-name="P1">[Describe the desired project as stated by the client...]</text:p>
      <text:h text:style-name="Heading_20_2" text:outline-level="2">Client Process of Note</text:h>
      <text:p text:style-name="P1">[Based on what is known here is how I can fit in with the client process...]</text:p>
      <text:p text:style-name="P1"/>
      <text:h text:style-name="Heading_20_2" text:outline-level="2">Project Problems/Challenges</text:h>
      <text:p text:style-name="P1">The perceived client problems/challenges are:</text:p>
      <text:p text:style-name="P1"/>
      <text:list xml:id="list1260321247" text:style-name="L2">
        <text:list-item>
          <text:p text:style-name="P5"><text:span text:style-name="T10">Problem</text:span><text:span text:style-name="T9">: Body....</text:span></text:p>
        </text:list-item>
        <text:list-item>
          <text:p text:style-name="P5"><text:span text:style-name="T10">Problem</text:span><text:span text:style-name="T9">: Body....</text:span></text:p>
        </text:list-item>
        <text:list-item>
          <text:p text:style-name="P5"><text:span text:style-name="T10">Problem</text:span><text:span text:style-name="T9">: Body....</text:span></text:p>
        </text:list-item>
      </text:list>
      <text:p text:style-name="P1"/>
      <text:h text:style-name="Heading_20_2" text:outline-level="2">Project Solutions</text:h>
      <text:p text:style-name="P1">The following are the perceived ways of solving these problems based on initial client</text:p>
      <text:p text:style-name="P1">discussions, my discussions with Company X, and going over the initial design comps.</text:p>
      <text:p text:style-name="P2"/>
      <text:p text:style-name="P2">1. [Problem Title Or Abbreviation]</text:p>
      <text:p text:style-name="P1"><text:span text:style-name="T1">Problem</text:span>: [Short Recap of Description]</text:p>
      <text:p text:style-name="P1"><text:span text:style-name="T1">Solution</text:span>: [Long Description]</text:p>
      <text:p text:style-name="P1"/>
      <text:h text:style-name="Heading_20_2" text:outline-level="2"/>
      <text:h text:style-name="P12" text:outline-level="2">Professional Suggestions</text:h>
      <text:p text:style-name="P1">[Based on what I've read, what we have discussed, and what is documented, I recommend that I do blah and the client do blah and in the end we have blah....]</text:p>
      <text:p text:style-name="P1"/>
      <text:p text:style-name="P1">[Before we start, I'll have questions about....]</text:p>
      <text:p text:style-name="P1"/>
      <text:p text:style-name="P1">[During the engagement, I'll have questions about....]</text:p>
      <text:p text:style-name="P1"/>
      <text:h text:style-name="Heading_20_2" text:outline-level="2">User Experience, Design, and Usability Engineering</text:h>
      <text:p text:style-name="P1">[To create an app that is friendly in addition to functional we'll discuss personas, wireframes, user stories, and final graphics comps. <text:s/>At each stage these tools help the Client ensure the application meets the needs of the target users and helps the Developer confirm what is promised in the designs is feasible in development]</text:p>
      <text:p text:style-name="P1"/>
      <text:p text:style-name="P1">[1. A persona is a text description; basic yet accurate of a a user of this application. Having a few of these agreed upon will help inform development and discussions. <text:s/>These should be agreed on by Client and Developer during the start of the engagement.]</text:p>
      <text:p text:style-name="P1"/>
      <text:p text:style-name="P1">[Client?/Developer? will create this and share with the others.]</text:p>
      <text:p text:style-name="P1"/>
      <text:p text:style-name="P1">[2. Wireframes are the light and modifiable drawings showing all key areas of the application. These will inform development. <text:s/>Size and placement of content and UI is more important than color, style, and 'polish' at this stage.]</text:p>
      <text:p text:style-name="P1"/>
      <text:p text:style-name="P1">[Client?/Developer? will create this and share with the others.]</text:p>
      <text:p text:style-name="P1"/>
      <text:p text:style-name="P1">[3. User stories embody all the steps of a given persona using the application. <text:s/>These help us agree on what the user will 'do' and in what order. <text:s/>A final application that allows the user to complete all the approved steps from these user stories is considered functionally complete.]</text:p>
      <text:p text:style-name="P1"/>
      <text:p text:style-name="P1">[Client?/Developer? will create this and share with the others.]</text:p>
      <text:p text:style-name="P1"/>
      <text:p text:style-name="P1">[4. Comps will be final-quality drawings based on the approved wireframes. <text:s/>Once finalized these serve as the target visuals for the end application.]</text:p>
      <text:p text:style-name="P1"/>
      <text:p text:style-name="P1">[Client?/Developer? will create this and share with the others.]</text:p>
      <text:p text:style-name="P1"/>
      <text:p text:style-name="P1"/>
      <text:p text:style-name="P1">This ensures that real users positively affect the direction of the software, while it's being</text:p>
      <text:p text:style-name="P1">made, ensuring it's validity.</text:p>
      <text:p text:style-name="P1">Even if you choose just design, we can take existing design comps, and enhance them to</text:p>
      <text:p text:style-name="P1">look nice, as well as make them easier to code in Flex/Flash.</text:p>
      <text:p text:style-name="P1">Examples include the below.</text:p>
      <text:p text:style-name="P1"/>
      <text:p text:style-name="P1"/>
      <text:p text:style-name="P1"/>
      <text:p text:style-name="P1"/>
      <text:p text:style-name="P2"/>
      <text:h text:style-name="P12" text:outline-level="2">Development Project Management</text:h>
      <text:p text:style-name="P1">In our discussions so far it wasn't apparent how you like to run the project. <text:s/>Here is a path that works for me. <text:s/>Let me know.</text:p>
      <text:p text:style-name="P1"/>
      <text:p text:style-name="P1"><text:span text:style-name="T1">What</text:span>: [The gist is....]</text:p>
      <text:p text:style-name="P1"><text:span text:style-name="T1">How</text:span>: [On an interpersonal level here is how we do that...]</text:p>
      <text:p text:style-name="P1"><text:span text:style-name="T1">When</text:span>: [We'll meet every blah or blah and blah...]</text:p>
      <text:p text:style-name="P1"><text:span text:style-name="T1">Why</text:span>: [Given the type and scope of this project I think that...]</text:p>
      <text:p text:style-name="P2"/>
      <text:p text:style-name="P2"/>
      <text:p text:style-name="P2"/>
      <text:p text:style-name="P8">Plans, Time, &amp; Cost</text:p>
      <text:p text:style-name="P1">Company X has requested an updated quote based on the assumptions that Web App</text:p>
      <text:p text:style-name="P1">Solution only handle actual Flex development. Company X will handle all UX, design,</text:p>
      <text:p text:style-name="P1">and back-end, including the all tasks regarding the product website. Therefore, I've</text:p>
      <text:p text:style-name="P1">included a ballpark quote below that includes 2 developers to ensure a reasonable</text:p>
      <text:p text:style-name="P1">project velocity.</text:p>
      <text:p text:style-name="P1">That said, I've done this enough to recognize the best money spent is towards UX and</text:p>
      <text:p text:style-name="P1">design, development 2nd. I highly recommend you invest in some more up front UX and</text:p>
      <text:p text:style-name="P1">design, and don't skimp on the quality &amp; experience of an application you'll be selling to</text:p>
      <text:p text:style-name="P1">your customers. Once development has started, it is quite expensive to change design</text:p>
      <text:p text:style-name="P1">course once started.</text:p>
      <text:p text:style-name="P2">Option C: Client Development</text:p>
      <text:p text:style-name="P1"><text:span text:style-name="T1">What</text:span>: 2 Flex Developers to handle all Flex development. 1 Architect &amp; Team Lead for 4</text:p>
      <text:p text:style-name="P1">months, 1 Senior Flex Dev for 6 months. It'll take probably 4 months to get the bulk</text:p>
      <text:p text:style-name="P1">done, and 2 additional months for completion, bug fixes, changes, etc.</text:p>
      <text:p text:style-name="P1"><text:span text:style-name="T1">Time</text:span>: 6 months = 1 Flex Architect &amp; Team Lead for 6 months, 1 Senior Flex Developer</text:p>
      <text:p text:style-name="P1"><text:span text:style-name="T1">Cost</text:span>: $500,000</text:p>
      <text:p text:style-name="P2">Option D: Client Development</text:p>
      <text:p text:style-name="P1"><text:span text:style-name="T1">What</text:span>: 1 Flex Developer to handle all Flex Development. 1 Architect &amp; Team Lead for 8</text:p>
      <text:p text:style-name="P1">months. It'll probably take 6+ months, possibly more to do majority of development,</text:p>
      <text:p text:style-name="P1">and 2 additional months for completion, bug fixes, changes, etc. I don't recommend this</text:p>
      <text:p text:style-name="P1">option for a variety of reasons (velocity mostly).</text:p>
      <text:p text:style-name="P1"><text:span text:style-name="T1">Time</text:span>: 8 months = 1 Flex Architect &amp; Team Lead for 8 months</text:p>
      <text:p text:style-name="P7"><text:span text:style-name="T7">Cost</text:span><text:span text:style-name="T8">: $400,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old" svg:font-family="Bold"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1"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1"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vello Multimedia Consult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Asher Rivello</meta:initial-creator>
    <meta:creation-date>2010-09-23T19:17:44</meta:creation-date>
    <dc:date>2010-09-23T20:25:05</dc:date>
    <dc:creator>Samuel Asher Rivello</dc:creator>
    <meta:editing-duration>PT00H52M11S</meta:editing-duration>
    <meta:editing-cycles>4</meta:editing-cycles>
    <meta:generator>OpenOffice.org/3.2$Unix OpenOffice.org_project/320m18$Build-9502</meta:generator>
    <meta:document-statistic meta:table-count="0" meta:image-count="0" meta:object-count="0" meta:page-count="6" meta:paragraph-count="94" meta:word-count="955" meta:character-count="5838"/>
  </office:meta>
</office:document-meta>
</file>